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6972in" table:align="center" style:writing-mode="lr-tb"/>
    </style:style>
    <style:style style:name="Table2.A" style:family="table-column">
      <style:table-column-properties style:column-width="2.734in"/>
    </style:style>
    <style:style style:name="Table2.B" style:family="table-column">
      <style:table-column-properties style:column-width="2.9632in"/>
    </style:style>
    <style:style style:name="Table2.1" style:family="table-row">
      <style:table-row-properties style:min-row-height="0.2764in" fo:keep-together="auto"/>
    </style:style>
    <style:style style:name="Table2.A1" style:family="table-cell">
      <style:table-cell-properties style:vertical-align="middle" fo:background-color="#c4bc96" fo:padding-left="0.0486in" fo:padding-right="0.0486in" fo:padding-top="0in" fo:padding-bottom="0in" fo:border="0.5pt solid #00000a">
        <style:background-image/>
      </style:table-cell-properties>
    </style:style>
    <style:style style:name="Table2.A2" style:family="table-cell">
      <style:table-cell-properties style:vertical-align="middle" fo:background-color="transparent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.B2" style:family="table-cell">
      <style:table-cell-properties style:vertical-align="" fo:background-color="transparent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" style:family="table">
      <style:table-properties style:width="4.1861in" fo:margin-left="-0.075in" table:align="left" style:writing-mode="lr-tb"/>
    </style:style>
    <style:style style:name="Table1.A" style:family="table-column">
      <style:table-column-properties style:column-width="4.1861in"/>
    </style:style>
    <style:style style:name="Table1.1" style:family="table-row">
      <style:table-row-properties style:min-row-height="0.541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in" fo:margin-right="0.122in" fo:text-align="end" style:justify-single-word="false" fo:text-indent="0in" style:auto-text-indent="false"/>
    </style:style>
    <style:style style:name="P2" style:family="paragraph" style:parent-style-name="Standard">
      <style:paragraph-properties fo:margin-left="0in" fo:margin-right="0.122in" fo:margin-top="0.0193in" fo:margin-bottom="0.0193in" fo:line-height="100%" fo:text-indent="0in" style:auto-text-indent="false"/>
    </style:style>
    <style:style style:name="P3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4" style:family="paragraph" style:parent-style-name="Standard">
      <style:paragraph-properties fo:margin-left="0in" fo:margin-right="0.122in" fo:margin-top="0.0193in" fo:margin-bottom="0.0193in" fo:line-height="100%" fo:text-indent="0in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5" style:family="paragraph" style:parent-style-name="Standard">
      <style:paragraph-properties fo:margin-left="0in" fo:margin-right="0.122in" fo:margin-top="0.0193in" fo:margin-bottom="0.0193in" fo:line-height="100%" fo:text-indent="0in" style:auto-text-indent="false"/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background-color="#ffff00" style:font-name-asian="Times New Roman1" style:font-size-asian="10pt" style:language-asian="pt" style:country-asian="BR" style:font-name-complex="Arial2" style:font-size-complex="10pt"/>
    </style:style>
    <style:style style:name="P7" style:family="paragraph" style:parent-style-name="Body_20_Text_20_3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8" style:family="paragraph" style:parent-style-name="Body_20_Text_20_3">
      <style:paragraph-properties fo:margin-left="0in" fo:margin-right="0.122in" fo:margin-top="0in" fo:margin-bottom="0in" fo:line-height="100%" fo:text-align="center" style:justify-single-word="false" fo:text-indent="0in" style:auto-text-indent="false"/>
      <style:text-properties fo:color="#000000" style:font-name="Arial1" fo:font-size="10pt" style:font-size-asian="10pt" style:font-name-complex="Arial2" style:font-size-complex="10pt" style:font-style-complex="italic" style:font-weight-complex="bold"/>
    </style:style>
    <style:style style:name="P9" style:family="paragraph" style:parent-style-name="Header">
      <style:paragraph-properties fo:text-align="end" style:justify-single-word="false"/>
      <style:text-properties style:font-name="Arial1" fo:font-size="8pt" style:font-size-asian="8pt" style:font-name-complex="Arial2" style:font-size-complex="8pt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Footer">
      <style:paragraph-properties fo:text-align="end" style:justify-single-word="false"/>
      <style:text-properties style:text-underline-style="solid" style:text-underline-type="double" style:text-underline-width="auto" style:text-underline-color="font-color"/>
    </style:style>
    <style:style style:name="P12" style:family="paragraph" style:parent-style-name="Standard">
      <style:paragraph-properties fo:margin-top="0in" fo:margin-bottom="0in" fo:line-height="100%"/>
    </style:style>
    <style:style style:name="P13" style:family="paragraph" style:parent-style-name="Standard">
      <style:paragraph-properties fo:margin-top="0in" fo:margin-bottom="0in" fo:line-height="100%" fo:text-align="justify" style:justify-single-word="false"/>
    </style:style>
    <style:style style:name="P14" style:family="paragraph" style:parent-style-name="Standard">
      <style:paragraph-properties fo:margin-top="0in" fo:margin-bottom="0in" fo:line-height="100%" fo:text-align="justify" style:justify-single-word="false" fo:orphans="0" fo:widows="0"/>
    </style:style>
    <style:style style:name="P15" style:family="paragraph" style:parent-style-name="Standard">
      <style:paragraph-properties fo:margin-top="0in" fo:margin-bottom="0in" fo:line-height="100%" fo:text-align="end" style:justify-single-word="false"/>
    </style:style>
    <style:style style:name="P16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style:font-size-asian="10pt" style:font-name-complex="Arial2" style:font-size-complex="10pt"/>
    </style:style>
    <style:style style:name="P18" style:family="paragraph" style:parent-style-name="Standard">
      <style:paragraph-properties fo:margin-top="0in" fo:margin-bottom="0in" fo:line-height="100%"/>
      <style:text-properties style:font-name="Arial1" fo:font-size="10pt" style:font-size-asian="10pt" style:font-name-complex="Arial2" style:font-size-complex="10pt" style:font-weight-complex="bold"/>
    </style:style>
    <style:style style:name="P19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0" style:family="paragraph" style:parent-style-name="Standard">
      <style:paragraph-properties fo:margin-top="0in" fo:margin-bottom="0in" fo:line-height="100%" fo:text-align="end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1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22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P23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24" style:family="paragraph" style:parent-style-name="Standard">
      <style:paragraph-properties fo:margin-top="0in" fo:margin-bottom="0in" fo:line-height="100%" fo:text-align="justify" style:justify-single-word="false" fo:orphans="0" fo:widows="0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25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6" style:family="paragraph" style:parent-style-name="Standard">
      <style:paragraph-properties fo:margin-top="0in" fo:margin-bottom="0in" fo:line-height="100%" fo:text-align="justify" style:justify-single-word="false" fo:orphans="0" fo:widows="0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in" fo:margin-bottom="0in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29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30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1" style:family="paragraph" style:parent-style-name="Standard">
      <style:paragraph-properties fo:margin-top="0in" fo:margin-bottom="0in" fo:line-height="100%" fo:text-align="start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2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pt" fo:country="PT" fo:font-weight="bold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34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3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38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40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P4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42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3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4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style:text-underline-style="solid" style:text-underline-width="auto" style:text-underline-color="font-color" style:font-name-asian="Times New Roman1" style:font-size-asian="10pt" style:language-asian="pt" style:country-asian="BR" style:font-name-complex="Arial2" style:font-size-complex="10pt"/>
    </style:style>
    <style:style style:name="P45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46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style:font-size-asian="10pt" style:font-name-complex="Arial2" style:font-size-complex="10pt"/>
    </style:style>
    <style:style style:name="P4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48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1" fo:font-size="10pt" style:font-size-asian="10pt" style:font-name-complex="Arial2" style:font-size-complex="10pt" style:font-style-complex="italic" style:font-weight-complex="bold"/>
    </style:style>
    <style:style style:name="P49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top="0in" fo:margin-bottom="0in" fo:line-height="100%" fo:text-align="justify" style:justify-single-word="false"/>
      <style:text-properties fo:color="#000000"/>
    </style:style>
    <style:style style:name="P51" style:family="paragraph" style:parent-style-name="Standard">
      <style:paragraph-properties fo:margin-top="0in" fo:margin-bottom="0in" fo:line-height="100%" fo:text-align="justify" style:justify-single-word="false"/>
      <style:text-properties fo:background-color="#ffff00"/>
    </style:style>
    <style:style style:name="P52" style:family="paragraph" style:parent-style-name="Standard">
      <style:paragraph-properties fo:margin-top="0in" fo:margin-bottom="0in" fo:line-height="100%" fo:text-align="justify" style:justify-single-word="false"/>
      <style:text-properties fo:color="#ff0000" style:font-name="Times New Roman" fo:font-size="10pt" fo:background-color="#ffff00" style:font-name-asian="Times New Roman1" style:font-size-asian="10pt" style:language-asian="pt" style:country-asian="BR" style:font-name-complex="Times New Roman1" style:font-size-complex="10pt"/>
    </style:style>
    <style:style style:name="P53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54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</style:style>
    <style:style style:name="P55" style:family="paragraph" style:parent-style-name="Body_20_Text_20_3">
      <style:paragraph-properties fo:margin-top="0in" fo:margin-bottom="0in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56" style:family="paragraph" style:parent-style-name="Body_20_Text_20_3">
      <style:paragraph-properties fo:margin-top="0in" fo:margin-bottom="0in" fo:line-height="100%" fo:text-align="justify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57" style:family="paragraph" style:parent-style-name="Normal">
      <style:paragraph-properties fo:margin-top="0in" fo:margin-bottom="0in" fo:line-height="100%" fo:text-align="justify" style:justify-single-word="false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58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59" style:family="paragraph" style:parent-style-name="Standard">
      <style:paragraph-properties fo:line-height="100%"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0" style:family="paragraph" style:parent-style-name="Standard">
      <style:paragraph-properties fo:line-height="100%"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</style:style>
    <style:style style:name="P61" style:family="paragraph" style:parent-style-name="Standard">
      <style:paragraph-properties fo:margin-top="0.0193in" fo:margin-bottom="0.0193in" fo:line-height="100%"/>
    </style:style>
    <style:style style:name="P62" style:family="paragraph" style:parent-style-name="Standard">
      <style:paragraph-properties fo:margin-top="0.0193in" fo:margin-bottom="0.0193in" fo:line-height="100%"/>
      <style:text-properties fo:color="#000000" style:font-name="Arial1" fo:font-size="8pt" fo:language="pt" fo:country="PT" style:font-name-asian="Times New Roman1" style:font-size-asian="8pt" style:language-asian="pt" style:country-asian="BR" style:font-name-complex="Arial2" style:font-size-complex="8pt"/>
    </style:style>
    <style:style style:name="P63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64" style:family="paragraph" style:parent-style-name="Normal_20__28_Web_29_">
      <style:paragraph-properties fo:margin-top="0.0193in" fo:margin-bottom="0.0193in" fo:text-align="justify" style:justify-single-word="false"/>
      <style:text-properties fo:color="#000000"/>
    </style:style>
    <style:style style:name="P65" style:family="paragraph" style:parent-style-name="Normal_20__28_Web_29_">
      <style:paragraph-properties fo:margin-top="0.0193in" fo:margin-bottom="0.0193in" fo:text-align="justify" style:justify-single-word="false"/>
    </style:style>
    <style:style style:name="P66" style:family="paragraph" style:parent-style-name="Standard">
      <style:paragraph-properties fo:margin-left="0in" fo:margin-right="0.1209in" fo:margin-top="0.0193in" fo:margin-bottom="0.0193in" fo:line-height="100%" fo:text-indent="0in" style:auto-text-indent="false"/>
    </style:style>
    <style:style style:name="P67" style:family="paragraph" style:parent-style-name="Standard">
      <style:paragraph-properties fo:margin-left="0in" fo:margin-right="0.1209in" fo:margin-top="0in" fo:margin-bottom="0in" fo:line-height="100%" fo:text-align="justify" style:justify-single-word="false" fo:text-indent="0in" style:auto-text-indent="false"/>
      <style:text-properties style:font-name="Arial1" fo:font-size="10pt" style:font-size-asian="10pt" style:font-name-complex="Arial2" style:font-weight-complex="bold"/>
    </style:style>
    <style:style style:name="P68" style:family="paragraph" style:parent-style-name="Standard">
      <style:paragraph-properties fo:margin-left="0in" fo:margin-right="0.1209in" fo:margin-top="0in" fo:margin-bottom="0in" fo:line-height="100%" fo:text-align="justify" style:justify-single-word="false" fo:text-indent="0in" style:auto-text-indent="false"/>
    </style:style>
    <style:style style:name="P6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bold"/>
    </style:style>
    <style:style style:name="P70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71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7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73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7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7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76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normal" fo:background-color="#ffff00" style:font-size-asian="10pt" style:font-weight-asian="normal" style:font-name-complex="Arial2" style:font-size-complex="10pt" style:font-weight-complex="normal"/>
    </style:style>
    <style:style style:name="P7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8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9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bold" fo:background-color="#ffff00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80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81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normal" fo:background-color="#ffff00" style:font-size-asian="10pt" style:font-weight-asian="normal" style:font-name-complex="Arial2" style:font-size-complex="10pt" style:font-weight-complex="normal"/>
    </style:style>
    <style:style style:name="P82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3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4" style:family="paragraph" style:parent-style-name="List_20_Paragraph">
      <style:paragraph-properties fo:margin-left="0in" fo:margin-right="0in" fo:margin-top="0in" fo:margin-bottom="0in" fo:line-height="100%" fo:text-indent="0in" style:auto-text-indent="false" fo:background-color="#d9d9d9">
        <style:tab-stops>
          <style:tab-stop style:position="0in"/>
        </style:tab-stops>
        <style:background-image/>
      </style:paragraph-properties>
    </style:style>
    <style:style style:name="P85" style:family="paragraph" style:parent-style-name="Standard">
      <style:paragraph-properties fo:margin-left="0.1972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86" style:family="paragraph" style:parent-style-name="List_20_Paragraph">
      <style:paragraph-properties fo:margin-left="0.1972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87" style:family="paragraph" style:parent-style-name="List_20_Paragraph">
      <style:paragraph-properties fo:margin-left="0.1972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88" style:family="paragraph" style:parent-style-name="Standard">
      <style:paragraph-properties fo:margin-left="0.0591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89" style:family="paragraph" style:parent-style-name="List_20_Paragraph">
      <style:paragraph-properties fo:margin-left="0.0591in" fo:margin-right="0in" fo:margin-top="0in" fo:margin-bottom="0in" fo:line-height="100%" fo:text-align="center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0" style:family="paragraph" style:parent-style-name="Body_20_Text_20_3">
      <style:text-properties style:font-name="Arial1" fo:font-size="10pt" style:font-size-asian="10pt" style:font-name-complex="Arial2" style:font-weight-complex="bold"/>
    </style:style>
    <style:style style:name="P91" style:family="paragraph" style:parent-style-name="Body_20_Text_20_3"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92" style:family="paragraph" style:parent-style-name="Standard">
      <style:paragraph-properties fo:margin-left="-0.0083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background-color="#ffff00" style:font-name-asian="Times New Roman1" style:font-size-asian="10pt" style:language-asian="pt" style:country-asian="BR" style:font-name-complex="Arial2" style:font-size-complex="10pt"/>
    </style:style>
    <style:style style:name="P93" style:family="paragraph" style:parent-style-name="Standard">
      <style:paragraph-properties fo:margin-left="-0.0083in" fo:margin-right="0in" fo:margin-top="0in" fo:margin-bottom="0in" fo:line-height="100%" fo:text-align="start" style:justify-single-word="false" fo:text-indent="0in" style:auto-text-indent="false">
        <style:tab-stops>
          <style:tab-stop style:position="0.0083in"/>
        </style:tab-stops>
      </style:paragraph-properties>
      <style:text-properties fo:color="#000000" style:font-name="Arial1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94" style:family="paragraph" style:parent-style-name="Standard">
      <style:paragraph-properties fo:margin-left="-0.0083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95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#ffff00" style:font-size-asian="10pt" style:font-weight-asian="bold" style:font-name-complex="Arial2" style:font-size-complex="10pt" style:font-weight-complex="bold"/>
    </style:style>
    <style:style style:name="P96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97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98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style:font-name="Arial1" fo:font-size="10pt" fo:language="en" fo:country="US" fo:background-color="#ffff00" style:font-size-asian="10pt" style:font-name-complex="Arial2" style:font-size-complex="10pt" style:font-weight-complex="bold"/>
    </style:style>
    <style:style style:name="P99" style:family="paragraph" style:parent-style-name="Body_20_Text_20_3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00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10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style:font-size-asian="10pt" style:font-name-complex="Arial2" style:font-size-complex="10pt" style:font-style-complex="italic"/>
    </style:style>
    <style:style style:name="P102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03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104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bold" fo:background-color="#ffff00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05" style:family="paragraph" style:parent-style-name="Standard">
      <style:paragraph-properties fo:margin-left="0in" fo:margin-right="0.1209in" fo:margin-top="0in" fo:margin-bottom="0in" fo:line-height="100%" fo:text-align="justify" style:justify-single-word="false" fo:text-indent="0in" style:auto-text-indent="fals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106" style:family="paragraph" style:parent-style-name="Standard">
      <style:paragraph-properties fo:margin-left="0in" fo:margin-right="0.1209in" fo:margin-top="0in" fo:margin-bottom="0in" fo:text-align="justify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7" style:family="paragraph" style:parent-style-name="Standard">
      <style:paragraph-properties fo:margin-left="0in" fo:margin-right="0.1209in" fo:margin-top="0in" fo:margin-bottom="0in" fo:text-align="justify" style:justify-single-word="false" fo:text-indent="0in" style:auto-text-indent="false"/>
      <style:text-properties fo:color="#000000" style:font-name="Arial1" fo:font-size="10pt" fo:language="en" fo:country="US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08" style:family="paragraph" style:parent-style-name="Standard">
      <style:paragraph-properties fo:margin-left="0in" fo:margin-right="0.1209in" fo:margin-top="0in" fo:margin-bottom="0in" fo:text-align="justify" style:justify-single-word="false" fo:text-indent="0in" style:auto-text-indent="false"/>
    </style:style>
    <style:style style:name="P109" style:family="paragraph" style:parent-style-name="Standard">
      <style:paragraph-properties fo:margin-left="-0.0083in" fo:margin-right="0in" fo:margin-top="0in" fo:margin-bottom="0in" fo:line-height="100%" fo:text-align="start" style:justify-single-word="false" fo:text-indent="0in" style:auto-text-indent="false">
        <style:tab-stops>
          <style:tab-stop style:position="0.0083in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0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111" style:family="paragraph" style:parent-style-name="Standard" style:list-style-name="L1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112" style:family="paragraph" style:parent-style-name="Standard" style:list-style-name="L4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113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14" style:family="paragraph" style:parent-style-name="Standard" style:list-style-name="L3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#ffff00" style:font-size-asian="10pt" style:font-weight-asian="bold" style:font-name-complex="Arial2" style:font-size-complex="10pt" style:font-weight-complex="bold"/>
    </style:style>
    <style:style style:name="P115" style:family="paragraph" style:parent-style-name="Standard" style:list-style-name="L8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#ffff00" style:font-size-asian="10pt" style:font-weight-asian="bold" style:font-name-complex="Arial2" style:font-size-complex="10pt" style:font-weight-complex="bold"/>
    </style:style>
    <style:style style:name="P116" style:family="paragraph" style:parent-style-name="Standard" style:list-style-name="L2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weight-complex="bold"/>
    </style:style>
    <style:style style:name="P117" style:family="paragraph" style:parent-style-name="Standard" style:list-style-name="L7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weight-complex="bold"/>
    </style:style>
    <style:style style:name="P118" style:family="paragraph" style:parent-style-name="Standard">
      <style:paragraph-properties fo:margin-left="-0.0083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9" style:family="paragraph" style:parent-style-name="Standard">
      <style:paragraph-properties fo:margin-left="-0.0083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background-color="#ffff00" style:font-name-asian="Times New Roman1" style:font-size-asian="10pt" style:language-asian="pt" style:country-asian="BR" style:font-name-complex="Arial2" style:font-size-complex="10pt"/>
    </style:style>
    <style:style style:name="P120" style:family="paragraph" style:parent-style-name="Standard">
      <style:paragraph-properties fo:margin-left="-0.0083in" fo:margin-right="0in" fo:margin-top="0in" fo:margin-bottom="0in" fo:line-height="100%" fo:text-align="start" style:justify-single-word="false" fo:text-indent="0in" style:auto-text-indent="false">
        <style:tab-stops>
          <style:tab-stop style:position="0.0083in"/>
        </style:tab-stops>
      </style:paragraph-properties>
      <style:text-properties fo:color="#000000" style:font-name="Arial1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1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122" style:family="paragraph" style:parent-style-name="Standard" style:list-style-name="L1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123" style:family="paragraph" style:parent-style-name="Standard" style:list-style-name="L2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124" style:family="paragraph" style:parent-style-name="Standard" style:list-style-name="L3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125" style:family="paragraph" style:parent-style-name="Standard" style:list-style-name="L4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126" style:family="paragraph" style:parent-style-name="Standard" style:list-style-name="L7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127" style:family="paragraph" style:parent-style-name="Standard" style:list-style-name="L8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128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style:font-name="Arial1" fo:font-size="10pt" fo:language="en" fo:country="US" fo:background-color="#ffff00" style:font-size-asian="10pt" style:font-name-complex="Arial2" style:font-size-complex="10pt" style:font-weight-complex="bold"/>
    </style:style>
    <style:style style:name="P129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130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/>
    </style:style>
    <style:style style:name="T1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2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3" style:family="text"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4" style:family="text">
      <style:text-properties fo:color="#000000" style:font-name="Arial1" fo:font-size="10pt" fo:language="pt" fo:country="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5" style:family="text">
      <style:text-properties fo:color="#000000" style:font-name="Arial1" fo:font-size="10pt" fo:language="pt" fo:country="PT" fo:font-weight="bold" style:font-name-asian="Times New Roman1" style:font-size-asian="10pt" style:language-asian="pt" style:country-asian="BR" style:font-weight-asian="bold" style:font-name-complex="Arial2" style:font-weight-complex="bold"/>
    </style:style>
    <style:style style:name="T6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/>
    </style:style>
    <style:style style:name="T7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8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9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10" style:family="text">
      <style:text-properties fo:color="#000000" style:font-name="Arial1" fo:font-size="10pt" style:font-size-asian="10pt" style:font-name-complex="Arial2" style:font-size-complex="10pt"/>
    </style:style>
    <style:style style:name="T11" style:family="text">
      <style:text-properties fo:color="#000000" style:font-name="Arial1" fo:font-size="10pt" style:font-size-asian="10pt" style:font-name-complex="Arial2" style:font-weight-complex="bold"/>
    </style:style>
    <style:style style:name="T12" style:family="text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T13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14" style:family="text">
      <style:text-properties fo:color="#000000" style:font-name="Arial1" fo:font-size="10pt" fo:font-weight="bold" style:font-size-asian="10pt" style:font-weight-asian="bold" style:font-name-complex="Arial2" style:font-weight-complex="bold"/>
    </style:style>
    <style:style style:name="T15" style:family="text"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16" style:family="text"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7" style:family="text"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weight-complex="bold"/>
    </style:style>
    <style:style style:name="T18" style:family="text">
      <style:text-properties fo:color="#000000" style:font-name="Arial1" fo:font-size="10pt" style:font-name-asian="Times New Roman1" style:font-size-asian="10pt" style:language-asian="pt" style:country-asian="BR" style:font-name-complex="Arial2"/>
    </style:style>
    <style:style style:name="T19" style:family="text"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20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21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 style:font-weight-complex="bold"/>
    </style:style>
    <style:style style:name="T22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T23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24" style:family="text">
      <style:text-properties fo:color="#000000"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5" style:family="text">
      <style:text-properties fo:color="#000000" style:font-name="Arial1" fo:font-size="10pt" fo:language="en" fo:country="US" style:font-size-asian="10pt" style:font-name-complex="Arial2" style:font-size-complex="10pt"/>
    </style:style>
    <style:style style:name="T26" style:family="text"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7" style:family="text">
      <style:text-properties fo:color="#000000" style:font-name="Arial1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28" style:family="text">
      <style:text-properties fo:color="#000000" style:font-name="Arial1" fo:font-size="10pt" fo:font-style="italic" style:font-name-asian="Times New Roman1" style:font-size-asian="10pt" style:language-asian="pt" style:country-asian="BR" style:font-style-asian="italic" style:font-name-complex="Arial2" style:font-style-complex="italic"/>
    </style:style>
    <style:style style:name="T29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30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31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10pt" style:font-weight-complex="bold"/>
    </style:style>
    <style:style style:name="T32" style:family="text">
      <style:text-properties style:font-name="Arial1" fo:font-size="10pt" fo:language="pt" fo:country="PT" fo:font-weight="bold" style:font-size-asian="10pt" style:font-weight-asian="bold" style:font-name-complex="Arial2" style:font-size-complex="10pt" style:font-weight-complex="bold"/>
    </style:style>
    <style:style style:name="T33" style:family="text">
      <style:text-properties style:font-name="Arial1" fo:font-size="10pt" fo:language="pt" fo:country="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34" style:family="text">
      <style:text-properties style:font-name="Arial1" fo:font-size="10pt" fo:language="pt" fo:country="PT" style:font-size-asian="10pt" style:font-name-complex="Arial2" style:font-size-complex="10pt" style:font-weight-complex="bold"/>
    </style:style>
    <style:style style:name="T35" style:family="text">
      <style:text-properties style:font-name="Arial1" fo:font-size="10pt" fo:language="pt" fo:country="PT" style:font-size-asian="10pt" style:language-asian="pt" style:country-asian="BR" style:font-name-complex="Arial2" style:font-size-complex="10pt"/>
    </style:style>
    <style:style style:name="T36" style:family="text">
      <style:text-properties style:font-name="Arial1" fo:font-size="10pt" style:font-size-asian="10pt" style:font-name-complex="Arial2" style:font-size-complex="10pt"/>
    </style:style>
    <style:style style:name="T37" style:family="text">
      <style:text-properties style:font-name="Arial1" fo:font-size="10pt" style:font-size-asian="10pt" style:font-name-complex="Arial2" style:font-size-complex="10pt" style:font-style-complex="italic"/>
    </style:style>
    <style:style style:name="T38" style:family="text">
      <style:text-properties style:font-name="Arial1" fo:font-size="10pt" style:font-size-asian="10pt" style:font-name-complex="Arial2" style:font-size-complex="10pt" style:font-weight-complex="bold"/>
    </style:style>
    <style:style style:name="T3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40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41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42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43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44" style:family="text"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45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46" style:family="text">
      <style:text-properties fo:language="en" fo:country="US" style:font-weight-complex="bold"/>
    </style:style>
    <style:style style:name="T47" style:family="text">
      <style:text-properties fo:language="pt" fo:country="PT" fo:font-weight="bold" fo:background-color="transparent" style:font-weight-asian="bold" style:font-size-complex="8pt"/>
    </style:style>
    <style:style style:name="T48" style:family="text">
      <style:text-properties fo:language="pt" fo:country="PT" fo:font-weight="bold" fo:background-color="transparent" style:font-weight-asian="bold" style:font-size-complex="8pt" style:font-style-complex="italic" style:font-weight-complex="bold"/>
    </style:style>
    <style:style style:name="T49" style:family="text">
      <style:text-properties fo:language="pt" fo:country="PT" fo:background-color="transparent" style:font-size-complex="8pt" style:font-style-complex="italic"/>
    </style:style>
    <style:style style:name="T50" style:family="text">
      <style:text-properties fo:font-weight="bold" style:font-weight-asian="bold"/>
    </style:style>
    <style:style style:name="T51" style:family="text">
      <style:text-properties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for each=&quot;information in filter_inf_presentations(o.information_presentation_ids, 'Restri鋏es de uso', 'approved')&quot;&gt;" text:name="FILLIN &quot;&lt;for each=&quot;information in filter_inf_presentations(o.information_presentation_ids, 'Restrições de uso', 'approved')&quot;&gt;&quot;"/>
        <text:user-field-decl office:value-type="string" office:string-value="&lt;if test=&quot;information.parent_information_id&quot;&gt;" text:name="FILLIN &quot;&lt;if test=&quot;information.parent_information_id&quot;&gt;&quot;"/>
        <text:user-field-decl office:value-type="string" office:string-value="&lt;information.parent_information_id.text&gt;" text:name="FILLIN &quot;&lt;information.parent_information_id.text&gt;&quot;"/>
        <text:user-field-decl office:value-type="string" office:string-value="&lt;/if&gt;" text:name="FILLIN &quot;&lt;/if&gt;&quot;"/>
        <text:user-field-decl office:value-type="string" office:string-value="&lt;if test=&quot;not information.parent_information_id&quot;&gt;" text:name="FILLIN &quot;&lt;if test=&quot;not information.parent_information_id&quot;&gt;&quot;"/>
        <text:user-field-decl office:value-type="string" office:string-value="&lt;information.text&gt;" text:name="FILLIN &quot;&lt;information.text&gt;&quot;"/>
        <text:user-field-decl office:value-type="string" office:string-value="&lt;/for&gt;" text:name="FILLIN &quot;&lt;/for&gt;&quot;"/>
      </text:user-field-decls>
      <text:p text:style-name="P100">RELATÓRIO TÉCNICO I</text:p>
      <text:p text:style-name="P57"><text:placeholder text:placeholder-type="text">&lt;setLang('pt_BR')&gt;</text:placeholder></text:p>
      <text:p text:style-name="P8"><text:span text:style-name="T47"><text:placeholder text:placeholder-type="text">&lt;o.technical_product_id.name&gt;</text:placeholder></text:span><text:span text:style-name="T47"> </text:span></text:p>
      <text:p text:style-name="P48"/>
      <text:p text:style-name="P36">PRODUTO TÉCNICO por EQUIVALÊNCIA </text:p>
      <text:p text:style-name="P36"/>
      <text:p text:style-name="P36"/>
      <text:p text:style-name="P33">Este Relatório Técnico contém as informações e documentos exigidos no Anexo II, itens 11, 15 e 16 do Decreto 4.074/02, alterado pelo Decreto 5.981/06.</text:p>
      <text:p text:style-name="P33"/>
      <text:p text:style-name="P50"><text:span text:style-name="T40">1 - Comprovante de que a empresa requerente está devidamente registrada nessa modalidade em órgão competente do Estado, do Distrito Federal ou do Município. </text:span><text:span text:style-name="T39">(Anexo 11.2)</text:span></text:p>
      <text:p text:style-name="P34"/>
      <text:p text:style-name="P64"><text:span text:style-name="T36">A empresa </text:span><text:span text:style-name="T36"><text:placeholder text:placeholder-type="text">&lt;o.operative_id.partner_id.name&gt;</text:placeholder></text:span><text:span text:style-name="T36"> está devidamente cadastrada junto ao órgão SEAB/PR sob o nº 003483, conforme dados cadastrais da empresa junto à CGAA. </text:span></text:p>
      <text:p text:style-name="P34"/>
      <text:p text:style-name="P34">2 - Idem, relativamente ao(s) fabricante(s) estabelecido(s) no País.</text:p>
      <text:p text:style-name="P34"/>
      <text:p text:style-name="P129"><text:placeholder text:placeholder-type="text">&lt;for each="manufacturer in o.partner_role_in_registry_ids"&gt;</text:placeholder></text:p>
      <text:p text:style-name="P129"><text:span text:style-name="T51"><text:placeholder text:placeholder-type="text">&lt;if test="manufacturer.type =='manufacturer'"&gt;</text:placeholder></text:span> <text:tab/></text:p>
      <text:p text:style-name="P34"><text:placeholder text:placeholder-type="text">&lt;if test="manufacturer.partner_id.country_id.id ==32"&gt;</text:placeholder></text:p>
      <text:p text:style-name="P130"><text:span text:style-name="T37">A empresa </text:span><text:span text:style-name="T30"><text:placeholder text:placeholder-type="text">&lt;manufacturer.partner_id.name&gt;</text:placeholder></text:span><text:span text:style-name="T30"> </text:span><text:span text:style-name="T37">está devidamente cadastrada junto ao órgão SEAB/PR sob o nº 003483, conforme dados cadastrais da empresa junto à CGAA. </text:span></text:p>
      <text:p text:style-name="P101"><text:placeholder text:placeholder-type="text">&lt;/if&gt;</text:placeholder></text:p>
      <text:p text:style-name="P101"><text:placeholder text:placeholder-type="text">&lt;/if&gt;</text:placeholder></text:p>
      <text:p text:style-name="P101"><text:placeholder text:placeholder-type="text">&lt;/for&gt;</text:placeholder></text:p>
      <text:p text:style-name="P21"/>
      <text:p text:style-name="P21">Não se aplica. Trata-se de fabricante internacional.</text:p>
      <text:p text:style-name="P34"/>
      <text:p text:style-name="P34">3 - Idem, relativamente ao(s) formulador(es) estabelecido(s) no País.</text:p>
      <text:p text:style-name="P34"/>
      <text:p text:style-name="P21">Não se aplica. Trata-se de Produto Técnico.</text:p>
      <text:p text:style-name="P34"/>
      <text:p text:style-name="P13"><text:span text:style-name="T13">4 - Documento comprobatório da condição de representante legal da empresa requerente. </text:span><text:span text:style-name="T39">(Anexo 11.3)</text:span></text:p>
      <text:p text:style-name="P34"/>
      <text:p text:style-name="P65"><text:bookmark-start text:name="bkmRepNome1"/><field:fieldmark-start text:name="__Fieldmark__94797_145669880" field:type=""/><text:span text:style-name="T41"><text:placeholder text:placeholder-type="text">&lt;o.proxy_id.name&gt;</text:placeholder></text:span><field:fieldmark-end/><text:bookmark-end text:name="bkmRepNome1"/><text:span text:style-name="T36"> é representante legal da empresa </text:span><text:span text:style-name="T2"><text:placeholder text:placeholder-type="text">&lt;o.operative_id.partner_id.name&gt;</text:placeholder></text:span><text:span text:style-name="T36">, conforme consta na Procuração para Representante Legal, constante na pasta cadastral junto à CGAA</text:span><text:span text:style-name="T39">. </text:span></text:p>
      <text:p text:style-name="P34"/>
      <text:p text:style-name="P13"><text:span text:style-name="T13">5 - Certificado de análise física-química do produto. </text:span><text:span text:style-name="T39">(Anexo 11.4)</text:span></text:p>
      <text:p text:style-name="P34">Certificado de análise física-química</text:p>
      <text:p text:style-name="P76"><text:placeholder text:placeholder-type="text">&lt;if test="get_one_doc_presentation(o.study_presentation_ids,  'Certificado de análise física-química','approved')"&gt;</text:placeholder></text:p>
      <text:p text:style-name="P76"/>
      <text:p text:style-name="P13"><text:span text:style-name="T36">De acordo com o resultado da análise, o produto encontra-se dentro das especificações, conforme cópia autenticada do Certificado de Análise nº </text:span><text:span text:style-name="T45"><text:placeholder text:placeholder-type="text">&lt;get_one_doc_presentation(o.study_presentation_ids,  'Certificado de análise física-química', 'approved').study_id.reference&gt;</text:placeholder></text:span><text:span text:style-name="T36">, expedido pela </text:span><text:soft-page-break/><text:span text:style-name="T45"><text:placeholder text:placeholder-type="text">&lt;get_one_doc_presentation(o.study_presentation_ids,  'Certificado de análise física-química', 'approved').study_id.laboratory_id.name&gt;</text:placeholder></text:span><text:span text:style-name="T45">.</text:span></text:p>
      <text:p text:style-name="P78"><text:placeholder text:placeholder-type="text">&lt;/if&gt;</text:placeholder></text:p>
      <text:p text:style-name="P78"/>
      <text:p text:style-name="P80">6 - Quando existentes, informações sobre a situação do produto, registro, usos autorizados, restrições e seus motivos, relativamente ao País de origem.</text:p>
      <text:p text:style-name="P34"/>
      <text:p text:style-name="P49"><text:placeholder text:placeholder-type="text">&lt;for each="information in filter_inf_presentations(o.information_presentation_ids, 'Restrições de uso', 'approved')"&gt;</text:placeholder></text:p>
      <text:p text:style-name="P49"><text:placeholder text:placeholder-type="text">&lt;if test="information.parent_information_id"&gt;</text:placeholder></text:p>
      <text:p text:style-name="P49"><text:placeholder text:placeholder-type="text">&lt;information.parent_information_id.text&gt;</text:placeholder></text:p>
      <text:p text:style-name="P49"><text:placeholder text:placeholder-type="text">&lt;/if&gt;</text:placeholder></text:p>
      <text:p text:style-name="P49"/>
      <text:p text:style-name="P49"><text:placeholder text:placeholder-type="text">&lt;if test="not information.parent_information_id"&gt;</text:placeholder></text:p>
      <text:p text:style-name="P49"><text:placeholder text:placeholder-type="text">&lt;information.text&gt;</text:placeholder></text:p>
      <text:p text:style-name="P49"><text:placeholder text:placeholder-type="text">&lt;/if&gt;</text:placeholder></text:p>
      <text:p text:style-name="P49"><text:span text:style-name="T19"><text:placeholder text:placeholder-type="text">&lt;/for&gt;</text:placeholder></text:span></text:p>
      <text:p text:style-name="P52"/>
      <text:p text:style-name="P34">7 - Informações sobre a existência de restrições ou proibições a produtos à base do mesmo ingrediente ativo e seus motivos, em outros países.</text:p>
      <text:p text:style-name="P13"/>
      <text:p text:style-name="P49"><text:placeholder text:placeholder-type="text">&lt;for each="information in filter_inf_presentations(o.information_presentation_ids, 'Restrições em outros países', 'approved')"&gt;</text:placeholder></text:p>
      <text:p text:style-name="P49"><text:placeholder text:placeholder-type="text">&lt;if test="information.parent_information_id"&gt;</text:placeholder></text:p>
      <text:p text:style-name="P49"><text:placeholder text:placeholder-type="text">&lt;information.parent_information_id.text&gt;</text:placeholder></text:p>
      <text:p text:style-name="P49"><text:placeholder text:placeholder-type="text">&lt;/if&gt;</text:placeholder></text:p>
      <text:p text:style-name="P49"/>
      <text:p text:style-name="P49"><text:placeholder text:placeholder-type="text">&lt;if test="not information.parent_information_id"&gt;</text:placeholder></text:p>
      <text:p text:style-name="P49"><text:placeholder text:placeholder-type="text">&lt;information.text&gt;</text:placeholder></text:p>
      <text:p text:style-name="P49"><text:placeholder text:placeholder-type="text">&lt;/if&gt;</text:placeholder></text:p>
      <text:p text:style-name="P49"><text:placeholder text:placeholder-type="text">&lt;/for&gt;</text:placeholder></text:p>
      <text:p text:style-name="P34"/>
      <text:p text:style-name="P13"><text:span text:style-name="T13">8 - Descrição detalhada do(s) método(s) de desativação do produto, acompanhada de laudo técnico que indique o poder de redução dos componentes, com a identificação dos resíduos remanescentes e a entidade instalada no País apta a realização do processo. </text:span><text:span text:style-name="T39"><text:s/>(Anexo 11.5)</text:span></text:p>
      <text:p text:style-name="P34"/>
      <text:p text:style-name="P34">Método de desativação:</text:p>
      <text:p text:style-name="P34"/>
      <text:p text:style-name="P49"><text:placeholder text:placeholder-type="text">&lt;for each="information in filter_inf_presentations(o.information_presentation_ids, 'Método de desativação', 'approved')"&gt;</text:placeholder></text:p>
      <text:p text:style-name="P49"><text:placeholder text:placeholder-type="text">&lt;if test="information.parent_information_id"&gt;</text:placeholder></text:p>
      <text:p text:style-name="P49"><text:placeholder text:placeholder-type="text">&lt;information.parent_information_id.text&gt;</text:placeholder></text:p>
      <text:p text:style-name="P49"><text:placeholder text:placeholder-type="text">&lt;/if&gt;</text:placeholder></text:p>
      <text:p text:style-name="P49"/>
      <text:p text:style-name="P49"><text:placeholder text:placeholder-type="text">&lt;if test="not information.parent_information_id"&gt;</text:placeholder></text:p>
      <text:p text:style-name="P49"><text:placeholder text:placeholder-type="text">&lt;information.text&gt;</text:placeholder></text:p>
      <text:p text:style-name="P49"><text:placeholder text:placeholder-type="text">&lt;/if&gt;</text:placeholder></text:p>
      <text:p text:style-name="P49"><text:placeholder text:placeholder-type="text">&lt;/for&gt;</text:placeholder></text:p>
      <text:p text:style-name="P34"/>
      <text:p text:style-name="P81"><text:placeholder text:placeholder-type="text">&lt;if test="get_one_doc_presentation(o.study_presentation_ids,  'Laudo de Desativação','approved')"&gt;</text:placeholder></text:p>
      <text:p text:style-name="P60"><text:soft-page-break/><text:span text:style-name="T36">Segue anexa cópia autenticada do Laudo Técnico nº </text:span><text:span text:style-name="T45"><text:placeholder text:placeholder-type="text">&lt;get_one_doc_presentation(o.study_presentation_ids,  'Laudo de Desativação', 'approved').study_id.reference&gt;</text:placeholder></text:span><text:span text:style-name="T37"> </text:span><text:span text:style-name="T36">da </text:span><text:span text:style-name="T45"><text:placeholder text:placeholder-type="text">&lt;get_one_doc_presentation(o.study_presentation_ids,  'Laudo de Desativação', 'approved').study_id.laboratory_id.name&gt;</text:placeholder></text:span><text:span text:style-name="T36"> referente à desativação do produto </text:span><text:span text:style-name="T31"><text:placeholder text:placeholder-type="text">&lt;o.technical_product_id.name&gt;</text:placeholder></text:span><text:span text:style-name="T36"> de </text:span><text:span text:style-name="T45"><text:placeholder text:placeholder-type="text">&lt;get_one_doc_presentation(o.study_presentation_ids,  'Laudo de Desativação', 'approved').study_id.end_date&gt;</text:placeholder></text:span></text:p>
      <text:p text:style-name="P42"><text:placeholder text:placeholder-type="text">&lt;/if&gt;</text:placeholder></text:p>
      <text:p text:style-name="P59"/>
      <text:p text:style-name="P13"><text:span text:style-name="T13">9 – Produto Técnico de referência, indicando o número do registro. </text:span><text:span text:style-name="T39">(Anexo 15.1)</text:span></text:p>
      <text:p text:style-name="P3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9">Produto de Referência</text:p>
          </table:table-cell>
          <table:table-cell table:style-name="Table2.A1" office:value-type="string">
            <text:p text:style-name="P89">Nº Registro MAPA</text:p>
          </table:table-cell>
        </table:table-row>
        <table:table-row table:style-name="Table2.1">
          <table:table-cell table:style-name="Table2.A2" office:value-type="string">
            <text:p text:style-name="P49"><text:placeholder text:placeholder-type="text">&lt;for each="information in filter_inf_presentations(o.information_presentation_ids, 'Produto de referência - Nome', 'approved')"&gt;</text:placeholder></text:p>
            <text:p text:style-name="P49"><text:placeholder text:placeholder-type="text">&lt;if test="information.parent_information_id"&gt;</text:placeholder></text:p>
            <text:p text:style-name="P49"><text:placeholder text:placeholder-type="text">&lt;information.parent_information_id.text&gt;</text:placeholder></text:p>
            <text:p text:style-name="P49"><text:placeholder text:placeholder-type="text">&lt;/if&gt;</text:placeholder></text:p>
            <text:p text:style-name="P49"><text:placeholder text:placeholder-type="text">&lt;if test="not information.parent_information_id"&gt;</text:placeholder></text:p>
            <text:p text:style-name="P49"><text:placeholder text:placeholder-type="text">&lt;information.text&gt;</text:placeholder></text:p>
            <text:p text:style-name="P49"><text:placeholder text:placeholder-type="text">&lt;/if&gt;</text:placeholder></text:p>
            <text:p text:style-name="P88"><text:placeholder text:placeholder-type="text">&lt;/for&gt;</text:placeholder></text:p>
          </table:table-cell>
          <table:table-cell table:style-name="Table2.B2" office:value-type="string">
            <text:p text:style-name="P49"><text:placeholder text:placeholder-type="text">&lt;for each="information in filter_inf_presentations(o.information_presentation_ids, 'Produto de referência - Número Registro', 'approved')"&gt;</text:placeholder></text:p>
            <text:p text:style-name="P49"><text:placeholder text:placeholder-type="text">&lt;if test="information.parent_information_id"&gt;</text:placeholder></text:p>
            <text:p text:style-name="P49"><text:placeholder text:placeholder-type="text">&lt;information.parent_information_id.text&gt;</text:placeholder></text:p>
            <text:p text:style-name="P49"><text:placeholder text:placeholder-type="text">&lt;/if&gt;</text:placeholder></text:p>
            <text:p text:style-name="P49"><text:placeholder text:placeholder-type="text">&lt;if test="not information.parent_information_id"&gt;</text:placeholder></text:p>
            <text:p text:style-name="P49"><text:placeholder text:placeholder-type="text">&lt;information.text&gt;</text:placeholder></text:p>
            <text:p text:style-name="P49"><text:placeholder text:placeholder-type="text">&lt;/if&gt;</text:placeholder></text:p>
            <text:p text:style-name="P88"><text:placeholder text:placeholder-type="text">&lt;/for&gt;</text:placeholder></text:p>
          </table:table-cell>
        </table:table-row>
      </table:table>
      <text:p text:style-name="P58"/>
      <text:p text:style-name="P16">Segue anexa a Lista Positiva de Referência publicada pela ANVISA. </text:p>
      <text:p text:style-name="P34"/>
      <text:p text:style-name="P13"><text:span text:style-name="T13">10 – Relatório de estudo da análise de 5 bateladas para cada fabricante. </text:span><text:span text:style-name="T14">(Anexo 16.1)</text:span></text:p>
      <text:p text:style-name="P49"/>
      <text:p text:style-name="P56">Encaminhamos o estudo de análise de 5 bateladas dos fabricantes:</text:p>
      <text:p text:style-name="P56"/>
      <text:p text:style-name="P63"><text:span text:style-name="T49"><text:placeholder text:placeholder-type="text">&lt;for each="manufacturer in o.partner_role_in_registry_ids"&gt;</text:placeholder></text:span><text:span text:style-name="T49"> </text:span></text:p>
      <text:p text:style-name="P34"><text:placeholder text:placeholder-type="text">&lt;if test="manufacturer.type =='manufacturer'"&gt;</text:placeholder></text:p>
      <text:p text:style-name="P73"><text:placeholder text:placeholder-type="text">&lt;for each="study in filter_doc_presentations(o.study_presentation_ids, 'Five-Batches', 'approved')"&gt;</text:placeholder></text:p>
      <text:p text:style-name="P70"><text:placeholder text:placeholder-type="text">&lt;if test="study.study_id.supplier_id.name == manufacturer.partner_id.name"&gt;</text:placeholder></text:p>
      <text:p text:style-name="P91"><text:bookmark-start text:name="Bookmark"/><text:placeholder text:placeholder-type="text">&lt;manufacturer.partner_id.name&gt;</text:placeholder></text:p>
      <text:p text:style-name="P74">Ref.: </text:p>
      <text:p text:style-name="P77"><text:span text:style-name="T46"><text:placeholder text:placeholder-type="text">&lt;study.study_id.reference&gt;</text:placeholder></text:span><text:span text:style-name="T46">, </text:span><text:span text:style-name="T46"><text:placeholder text:placeholder-type="text">&lt;study.study_id.name&gt;</text:placeholder></text:span><text:span text:style-name="T46">,</text:span><text:span text:style-name="T46"><text:placeholder text:placeholder-type="text">&lt;study.study_id.laboratory_id.name&gt;</text:placeholder></text:span><text:span text:style-name="T46">, </text:span><text:span text:style-name="T46"><text:placeholder text:placeholder-type="text">&lt;study.study_id.director_author_id.name&gt;</text:placeholder></text:span><text:span text:style-name="T46">, <text:s text:c="5"/></text:span><text:span text:style-name="T46"><text:placeholder text:placeholder-type="text">&lt;study.study_id.number_of_pages&gt;</text:placeholder></text:span><text:span text:style-name="T46"> pag, </text:span><text:span text:style-name="T46"><text:placeholder text:placeholder-type="text">&lt;study.study_id.end_date&gt;</text:placeholder></text:span></text:p>
      <text:p text:style-name="P75"/>
      <text:p text:style-name="P78"><text:placeholder text:placeholder-type="text">&lt;/if&gt;</text:placeholder></text:p>
      <text:p text:style-name="P71"><text:soft-page-break/><text:placeholder text:placeholder-type="text">&lt;/for&gt;</text:placeholder></text:p>
      <text:p text:style-name="P78"><text:placeholder text:placeholder-type="text">&lt;/if&gt;</text:placeholder></text:p>
      <text:p text:style-name="P72"><text:placeholder text:placeholder-type="text">&lt;/for&gt;</text:placeholder></text:p>
      <text:p text:style-name="P43"/>
      <text:p text:style-name="P13"><text:bookmark-end text:name="Bookmark"/><text:span text:style-name="T13">11- Declaração única do registrante sobre a composição qualitativa e quantitativa do produto, elaborada com base no(s) laudo(s) laboratorial(is) das análises de cinco bateladas de cada fabricante, o(s) qual(is) deverá(ão) acompanhar a declaração.</text:span><text:span text:style-name="T32"> (Anexo 16.1)</text:span></text:p>
      <text:p text:style-name="P32"/>
      <text:p text:style-name="P5">Segue anexo:</text:p>
      <text:p text:style-name="P2"><text:span text:style-name="T33">“Declaração da Composição Qualitativa e Quantitativa”</text:span><text:span text:style-name="T35"> do produto </text:span><text:span text:style-name="T9"><text:placeholder text:placeholder-type="text">&lt;o.technical_product_id.name&gt;</text:placeholder></text:span><text:span text:style-name="T9">,</text:span><text:span text:style-name="T3"> </text:span><text:span text:style-name="T35"><text:s/>elaborada com base no estudo de análise de cinco bateladas</text:span></text:p>
      <text:p text:style-name="P2"><text:bookmark-start text:name="bkmNomeFabRaz1"/><text:bookmark-start text:name="bkm5b11"/><field:fieldmark-start text:name="__Fieldmark__95206_145669880" field:type=""/><text:span text:style-name="T2"><text:placeholder text:placeholder-type="text">&lt;for each="manufacturer in o.partner_role_in_registry_ids"&gt;</text:placeholder></text:span><text:span text:style-name="T2"> </text:span></text:p>
      <text:p text:style-name="P34"><text:placeholder text:placeholder-type="text">&lt;if test="manufacturer.type =='manufacturer'"&gt;</text:placeholder></text:p>
      <text:p text:style-name="P73"><text:placeholder text:placeholder-type="text">&lt;for each="study in filter_doc_presentations(o.study_presentation_ids, 'Five-Batches', 'approved')"&gt;</text:placeholder></text:p>
      <text:p text:style-name="P70"><text:placeholder text:placeholder-type="text">&lt;if test="study.study_id.supplier_id.name == manufacturer.partner_id.name"&gt;</text:placeholder></text:p>
      <text:p text:style-name="P91"><text:placeholder text:placeholder-type="text">&lt;manufacturer.partner_id.name&gt;</text:placeholder></text:p>
      <text:p text:style-name="P74">Ref.: </text:p>
      <text:p text:style-name="P77"><text:span text:style-name="T46"><text:placeholder text:placeholder-type="text">&lt;study.study_id.reference&gt;</text:placeholder></text:span><text:span text:style-name="T46">, </text:span><text:span text:style-name="T46"><text:placeholder text:placeholder-type="text">&lt;study.study_id.name&gt;</text:placeholder></text:span><text:span text:style-name="T46">,</text:span><text:span text:style-name="T46"><text:placeholder text:placeholder-type="text">&lt;study.study_id.laboratory_id.name&gt;</text:placeholder></text:span><text:span text:style-name="T46">, </text:span><text:span text:style-name="T46"><text:placeholder text:placeholder-type="text">&lt;study.study_id.director_author_id.name&gt;</text:placeholder></text:span><text:span text:style-name="T46">, <text:s text:c="5"/></text:span><text:span text:style-name="T46"><text:placeholder text:placeholder-type="text">&lt;study.study_id.number_of_pages&gt;</text:placeholder></text:span><text:span text:style-name="T46"> pag, </text:span><text:span text:style-name="T46"><text:placeholder text:placeholder-type="text">&lt;study.study_id.end_date&gt;</text:placeholder></text:span></text:p>
      <text:p text:style-name="P75"/>
      <text:p text:style-name="P78"><text:placeholder text:placeholder-type="text">&lt;/if&gt;</text:placeholder></text:p>
      <text:p text:style-name="P71"><text:placeholder text:placeholder-type="text">&lt;/for&gt;</text:placeholder></text:p>
      <text:p text:style-name="P78"><text:placeholder text:placeholder-type="text">&lt;/if&gt;</text:placeholder></text:p>
      <text:p text:style-name="P4"><text:placeholder text:placeholder-type="text">&lt;/for&gt;</text:placeholder></text:p>
      <text:p text:style-name="P2"><field:fieldmark-end/><text:bookmark-end text:name="bkm5b11"/></text:p>
      <text:p text:style-name="P45">Juntamente com o estudo de análise de 5 bateladas segue cópia autenticada com tradução juramentada do documento comprobatório de produção de cada batelada informando a unidade de fabricação</text:p>
      <text:p text:style-name="P22"/>
      <text:p text:style-name="P23"><text:bookmark-end text:name="bkmNomeFabRaz1"/></text:p>
      <text:p text:style-name="P34">12- 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34"/>
      <text:p text:style-name="P13"><text:span text:style-name="T19">As impurezas são discutidas na</text:span><text:span text:style-name="T18"> </text:span><text:span text:style-name="T16">“Declaração da</text:span><text:span text:style-name="T17"> </text:span><text:span text:style-name="T4">Composição Qualitativa e Quantitativa”</text:span><text:span text:style-name="T6"> </text:span><text:span text:style-name="T19">do produt</text:span><text:span text:style-name="T8">o </text:span><text:span text:style-name="T9"><text:placeholder text:placeholder-type="text">&lt;o.technical_product_id.name&gt;</text:placeholder></text:span></text:p>
      <text:p text:style-name="P61"><text:span text:style-name="T7">A metologia analítica quali-quantitativa do</text:span><text:span text:style-name="T6"> </text:span><text:span text:style-name="T4">ingrediente ativo</text:span><text:span text:style-name="T6"> </text:span><text:span text:style-name="T7">e suas</text:span><text:span text:style-name="T6"> </text:span><text:span text:style-name="T4">impurezas</text:span><text:span text:style-name="T5"> </text:span><text:span text:style-name="T7">encontram-se descritas no</text:span><text:span text:style-name="T6"> </text:span><text:span text:style-name="T4">Estudo de Análise de Cinco Bateladas</text:span><text:span text:style-name="T6"> </text:span><text:span text:style-name="T7">do produto;</text:span></text:p>
      <text:p text:style-name="P62"/>
      <text:p text:style-name="P61"><text:span text:style-name="T19">Estas informações e documentos estão constantes no</text:span><text:span text:style-name="T18"> </text:span><text:span text:style-name="T16">Anexo 16.1</text:span></text:p>
      <text:p text:style-name="P34"/>
      <text:p text:style-name="P34">13 - Descrição da metodologia analítica dos principais produtos de degradação do ingrediente ativo, para fins de monitoramento e fiscalização. A dispensa desta informação fica sujeita à justificativa técnica fundamentada. </text:p>
      <text:p text:style-name="P34"/>
      <text:p text:style-name="P66"><text:soft-page-break/><text:span text:style-name="T11"><text:s/></text:span><text:span text:style-name="T19">Os principais produtos de degradação do ingrediente ativo, para fins de monitoramento e fiscalização, são discutidos na</text:span><text:span text:style-name="T18"> </text:span><text:span text:style-name="T4">“Declaração da Composição Qualitativa e Quantitativa”</text:span><text:span text:style-name="T6"> </text:span><text:span text:style-name="T7">do produto </text:span><text:span text:style-name="T9"><text:placeholder text:placeholder-type="text">&lt;o.technical_product_id.name&gt;</text:placeholder></text:span></text:p>
      <text:p text:style-name="P66"><text:span text:style-name="T7">A</text:span><text:span text:style-name="T6"> </text:span><text:span text:style-name="T19">descrição da metodologia analítica para os produtos de degradação do ingrediente ativo, para fins de monitoramento e fiscalização,</text:span><text:span text:style-name="T7">encontra-se detalhada no “</text:span><text:span text:style-name="T4">Estudo de Análise de Cinco Bateladas”</text:span><text:span text:style-name="T6"> </text:span><text:span text:style-name="T7">do produto;</text:span></text:p>
      <text:p text:style-name="P12"><text:span text:style-name="T19">Estas informações e documentos estão constantes no</text:span><text:span text:style-name="T18"> </text:span><text:span text:style-name="T16">Anexo 16.1</text:span></text:p>
      <text:p text:style-name="P90"/>
      <text:p text:style-name="P86"/>
      <text:p text:style-name="P34">14 - Descrição do processo de produção do produto técnico, contemplando suas etapas de síntese, seus subprodutos e impurezas, fornecida pelo fabricante.</text:p>
      <text:p text:style-name="P67"><text:s/></text:p>
      <text:p text:style-name="P68"><text:span text:style-name="T7">Seguem anexas as c</text:span><text:span text:style-name="T19">ópias autenticadas das</text:span><text:span text:style-name="T17"> </text:span><text:span text:style-name="T19">declarações fornecidas pelo fabricante e de suas respectivas traduções juramentadas:</text:span></text:p>
      <text:p text:style-name="P105"/>
      <text:p text:style-name="P6"><text:span text:style-name="T48"><text:placeholder text:placeholder-type="text">&lt;for each="manufacturer in o.partner_role_in_registry_ids"&gt;</text:placeholder></text:span><text:span text:style-name="T48"> </text:span></text:p>
      <text:p text:style-name="P7"><text:placeholder text:placeholder-type="text">&lt;manufacturer.partner_id.name&gt;</text:placeholder></text:p>
      <text:p text:style-name="P92"><text:bookmark-start text:name="bkmNomeFabRaz21"/></text:p>
      <text:p text:style-name="P93"><text:placeholder text:placeholder-type="text">&lt;if test="p_doc(o, 'Authorization letter')"&gt;</text:placeholder></text:p>
      <text:p text:style-name="P93"><text:placeholder text:placeholder-type="text">&lt;if test="p_doc(o, 'Authorization letter').partner_id.name == manufacturer.partner_id.name"&gt;</text:placeholder></text:p>
      <text:p text:style-name="P97"><text:span text:style-name="T19">- Carta de Autorização de Acesso de Uso de Dados – </text:span><text:span text:style-name="T19"><text:placeholder text:placeholder-type="text">&lt;p_doc(o, 'Authorization letter').name&gt;</text:placeholder></text:span><text:span text:style-name="T19"> <text:s/></text:span><text:span text:style-name="T34">Carta de Acesso de Uso de Dados.</text:span><text:span text:style-name="T8"> </text:span><text:span text:style-name="T8"><text:placeholder text:placeholder-type="text">&lt;p_doc(o, 'Authorization letter').number_of_pages&gt;</text:placeholder></text:span><text:span text:style-name="T8"> </text:span><text:span text:style-name="T20">páginas. </text:span><text:span text:style-name="T20"><text:placeholder text:placeholder-type="text">&lt;p_doc(o, 'Authorization letter').issue_date&gt;</text:placeholder></text:span></text:p>
      <text:p text:style-name="P97"/>
      <text:p text:style-name="P97"><text:span text:style-name="T20"><text:s/></text:span><text:span text:style-name="T24"><text:placeholder text:placeholder-type="text">&lt;/if&gt;</text:placeholder></text:span></text:p>
      <text:p text:style-name="P97"><text:span text:style-name="T20"><text:s/></text:span><text:span text:style-name="T23"><text:placeholder text:placeholder-type="text">&lt;/if&gt;</text:placeholder></text:span></text:p>
      <text:p text:style-name="P98"/>
      <text:p text:style-name="P94"><text:placeholder text:placeholder-type="text">&lt;if test="p_doc(o, 'Process of manufacture')"&gt;</text:placeholder></text:p>
      <text:p text:style-name="P109"><text:placeholder text:placeholder-type="text">&lt;if test="p_doc(o, 'Process of manufacture').partner_id.name == manufacturer.partner_id.name"&gt;</text:placeholder></text:p>
      <text:list xml:id="list66840319" text:style-name="L1">
        <text:list-item>
          <text:p text:style-name="P122"><text:span text:style-name="T7">Descrição do processo de produção do produto técnico fornecida pelo fabricante </text:span><text:span text:style-name="T7"><text:placeholder text:placeholder-type="text">&lt;p_doc(o, 'Process of manufacture').name&gt;</text:placeholder></text:span><text:span text:style-name="T7"> </text:span><text:span text:style-name="T34">Processo de Manufatura. </text:span><text:span text:style-name="T8"><text:placeholder text:placeholder-type="text">&lt;p_doc(o, 'Process of manufacture').number_of_pages&gt;</text:placeholder></text:span><text:span text:style-name="T8"> </text:span><text:span text:style-name="T20">páginas.</text:span><text:span text:style-name="T21"> </text:span><text:span text:style-name="T21"><text:placeholder text:placeholder-type="text">&lt;p_doc(o, 'Process of manufacture').issue_date&gt;</text:placeholder></text:span></text:p>
          <text:p text:style-name="P111"/>
        </text:list-item>
      </text:list>
      <text:p text:style-name="P96"><text:placeholder text:placeholder-type="text">&lt;/if&gt;</text:placeholder></text:p>
      <text:p text:style-name="P96"><text:placeholder text:placeholder-type="text">&lt;/if&gt;</text:placeholder></text:p>
      <text:p text:style-name="P94"><text:placeholder text:placeholder-type="text">&lt;if test="p_doc(o, 'Justification of impurities')"&gt;</text:placeholder></text:p>
      <text:p text:style-name="P109"><text:placeholder text:placeholder-type="text">&lt;if test="p_doc(o, 'Justification of impurities').partner_id.name == manufacturer.partner_id.name"&gt;</text:placeholder></text:p>
      <text:list xml:id="list1079491701" text:style-name="L2">
        <text:list-item>
          <text:p text:style-name="P123"><text:span text:style-name="T19">Discussão sobre a formação teórica de todas as possíveis impurezas geradas no processo de fabricação do produto técnico –</text:span><text:span text:style-name="T19"><text:placeholder text:placeholder-type="text">&lt;p_doc(o, 'Justification of impurities').name&gt;</text:placeholder></text:span><text:span text:style-name="T19"> </text:span><text:span text:style-name="T34">Justificativa de Formação de Impurezas. </text:span><text:span text:style-name="T8"><text:placeholder text:placeholder-type="text">&lt;p_doc(o, 'Justification of impurities').number_of_pages&gt;</text:placeholder></text:span><text:span text:style-name="T8"> </text:span><text:span text:style-name="T20">páginas.</text:span><text:span text:style-name="T21"> </text:span><text:span text:style-name="T21"><text:placeholder text:placeholder-type="text">&lt;p_doc(o, 'Justification of impurities').issue_date&gt;</text:placeholder></text:span></text:p>
          <text:p text:style-name="P116"/>
        </text:list-item>
      </text:list>
      <text:p text:style-name="P113"><text:placeholder text:placeholder-type="text">&lt;/if&gt;</text:placeholder></text:p>
      <text:p text:style-name="P113"><text:placeholder text:placeholder-type="text">&lt;/if&gt;</text:placeholder></text:p>
      <text:p text:style-name="P94"><text:placeholder text:placeholder-type="text">&lt;if test="p_doc(o, 'Declaration of Supply')"&gt;</text:placeholder></text:p>
      <text:p text:style-name="P109"><text:placeholder text:placeholder-type="text">&lt;if test="p_doc(o, 'Declaration of Supply').partner_id.name == manufacturer.partner_id.name"&gt;</text:placeholder></text:p>
      <text:list xml:id="list977101289" text:style-name="L3">
        <text:list-item>
          <text:p text:style-name="P124"><text:soft-page-break/><text:span text:style-name="T19">Declaração do fabricante assegurando o fornecimento do produto para o registrante conforme as especificações do registro –</text:span><text:span text:style-name="T19"><text:placeholder text:placeholder-type="text">&lt;p_doc(o, 'Declaration of Supply').name&gt;</text:placeholder></text:span><text:span text:style-name="T19"> </text:span><text:span text:style-name="T34">Declaração de Fornecimento. </text:span><text:span text:style-name="T8"><text:placeholder text:placeholder-type="text">&lt;p_doc(o, 'Declaration of Supply').number_of_pages&gt;</text:placeholder></text:span><text:span text:style-name="T8"> </text:span><text:span text:style-name="T20">páginas.</text:span><text:span text:style-name="T21"> </text:span><text:span text:style-name="T21"><text:placeholder text:placeholder-type="text">&lt;p_doc(o, 'Declaration of Supply').issue_date&gt;</text:placeholder></text:span></text:p>
          <text:p text:style-name="P114"/>
        </text:list-item>
      </text:list>
      <text:p text:style-name="P96"><text:placeholder text:placeholder-type="text">&lt;/if&gt;</text:placeholder></text:p>
      <text:p text:style-name="P96"><text:placeholder text:placeholder-type="text">&lt;/if&gt;</text:placeholder></text:p>
      <text:p text:style-name="P95"><text:placeholder text:placeholder-type="text">&lt;/for&gt;</text:placeholder></text:p>
      <text:p text:style-name="P95"/>
      <text:p text:style-name="P34"><text:bookmark-end text:name="bkmNomeFabRaz21"/>15 - Discussão sobre a formação teórica de todas as possíveis impurezas geradas no processo de produção.</text:p>
      <text:p text:style-name="P34"/>
      <text:p text:style-name="P13"><text:span text:style-name="T19">A discussão sobre a formação teórica de todas as possíveis impurezas geradas no processo de produção é relatada na </text:span><text:span text:style-name="T15">“Declaração da Composição Qualitativa e Quantitativa”</text:span><text:span text:style-name="T19"> do produto </text:span><text:span text:style-name="T9"><text:placeholder text:placeholder-type="text">&lt;o.technical_product_id.name&gt;</text:placeholder></text:span><text:span text:style-name="T9"> </text:span><text:span text:style-name="T19">e nas </text:span><text:span text:style-name="T15">“Declarações do Fabricante”.</text:span></text:p>
      <text:p text:style-name="P45"/>
      <text:p text:style-name="P13"><text:span text:style-name="T19">Estas informações e documentos estão constantes no </text:span><text:span text:style-name="T15">Anexo 16.1:</text:span><text:span text:style-name="T19"> </text:span></text:p>
      <text:p text:style-name="P45"/>
      <text:p text:style-name="P13"><text:span text:style-name="T19"><text:s/>“</text:span><text:span text:style-name="T15">Declaração da Composição Qualitativa e Quantitativa”</text:span><text:span text:style-name="T19"> do produto </text:span><text:span text:style-name="T9"><text:placeholder text:placeholder-type="text">&lt;o.technical_product_id.name&gt;</text:placeholder></text:span><text:span text:style-name="T9">, </text:span><text:span text:style-name="T19">elaborada com base no estudo de análise de cinco bateladas.</text:span></text:p>
      <text:p text:style-name="P45"/>
      <text:p text:style-name="P38">Estudo de análise de cinco bateladas do fabricante:</text:p>
      <text:p text:style-name="P45"/>
      <text:p text:style-name="P2"><text:span text:style-name="T2"><text:placeholder text:placeholder-type="text">&lt;for each="manufacturer in o.partner_role_in_registry_ids"&gt;</text:placeholder></text:span><text:span text:style-name="T2"> </text:span></text:p>
      <text:p text:style-name="P37"><text:placeholder text:placeholder-type="text">&lt;if test="manufacturer.type =='manufacturer'"&gt;</text:placeholder></text:p>
      <text:p text:style-name="P73"><text:placeholder text:placeholder-type="text">&lt;for each="study in filter_doc_presentations(o.study_presentation_ids, 'Five-Batches', 'approved')"&gt;</text:placeholder></text:p>
      <text:p text:style-name="P70"><text:placeholder text:placeholder-type="text">&lt;if test="study.study_id.supplier_id.name == manufacturer.partner_id.name"&gt;</text:placeholder></text:p>
      <text:p text:style-name="P55"><text:placeholder text:placeholder-type="text">&lt;manufacturer.partner_id.name&gt;</text:placeholder></text:p>
      <text:p text:style-name="P40"><text:bookmark-start text:name="bkm161_21"/></text:p>
      <text:p text:style-name="P13"><text:span text:style-name="T20">Ref: </text:span><text:span text:style-name="T26"><text:placeholder text:placeholder-type="text">&lt;study.study_id.reference&gt;</text:placeholder></text:span><text:span text:style-name="T26">, </text:span><text:span text:style-name="T26"><text:placeholder text:placeholder-type="text">&lt;study.study_id.name&gt;</text:placeholder></text:span><text:span text:style-name="T26">,</text:span><text:span text:style-name="T26"><text:placeholder text:placeholder-type="text">&lt;study.study_id.laboratory_id.name&gt;</text:placeholder></text:span><text:span text:style-name="T26">, </text:span><text:span text:style-name="T26"><text:placeholder text:placeholder-type="text">&lt;study.study_id.director_author_id.name&gt;</text:placeholder></text:span><text:span text:style-name="T26">, <text:s text:c="5"/></text:span><text:span text:style-name="T26"><text:placeholder text:placeholder-type="text">&lt;study.study_id.number_of_pages&gt;</text:placeholder></text:span><text:span text:style-name="T26"> pag, </text:span><text:span text:style-name="T26"><text:placeholder text:placeholder-type="text">&lt;study.study_id.end_date&gt;</text:placeholder></text:span></text:p>
      <text:p text:style-name="P41"/>
      <text:p text:style-name="P78"><text:placeholder text:placeholder-type="text">&lt;/if&gt;</text:placeholder></text:p>
      <text:p text:style-name="P71"><text:placeholder text:placeholder-type="text">&lt;/for&gt;</text:placeholder></text:p>
      <text:p text:style-name="P78"><text:placeholder text:placeholder-type="text">&lt;/if&gt;</text:placeholder></text:p>
      <text:p text:style-name="P3"><text:placeholder text:placeholder-type="text">&lt;/for&gt;</text:placeholder></text:p>
      <text:p text:style-name="P3"/>
      <text:p text:style-name="P13"><text:span text:style-name="T20">J</text:span><text:span text:style-name="T19">untamente com o estudo de análise de 5 bateladas segue cópia autenticada com tradução juramentada do documento comprobatório de produção de cada batelada informando a unidade de fabricação</text:span></text:p>
      <text:p text:style-name="P44"/>
      <text:p text:style-name="P13"><text:bookmark-end text:name="bkm161_21"/><text:span text:style-name="T19">E no </text:span><text:span text:style-name="T15">Anexo 16.5</text:span><text:span text:style-name="T19">:</text:span></text:p>
      <text:p text:style-name="P45"/>
      <text:p text:style-name="P13"><text:span text:style-name="T19">Cópia autenticada das </text:span><text:span text:style-name="T15">“Declarações do Fabricante”</text:span><text:span text:style-name="T19"> e de suas respectivas traduções juramentadas:</text:span></text:p>
      <text:p text:style-name="P45"/>
      <text:p text:style-name="P2"><text:span text:style-name="T2"><text:placeholder text:placeholder-type="text">&lt;for each="manufacturer in o.partner_role_in_registry_ids"&gt;</text:placeholder></text:span><text:span text:style-name="T2"> </text:span></text:p>
      <text:p text:style-name="P37"><text:placeholder text:placeholder-type="text">&lt;if test="manufacturer.type =='manufacturer'"&gt;</text:placeholder></text:p>
      <text:p text:style-name="P39"><text:soft-page-break/></text:p>
      <text:p text:style-name="P39"><text:placeholder text:placeholder-type="text">&lt;manufacturer.partner_id.name&gt;</text:placeholder></text:p>
      <text:p text:style-name="P39"/>
      <text:p text:style-name="P78"><text:placeholder text:placeholder-type="text">&lt;/if&gt;</text:placeholder></text:p>
      <text:p text:style-name="P69"><text:placeholder text:placeholder-type="text">&lt;/for&gt;</text:placeholder></text:p>
      <text:p text:style-name="P106"/>
      <text:p text:style-name="P108"><text:span text:style-name="T3"><text:placeholder text:placeholder-type="text">&lt;for each="manufacturer in o.partner_role_in_registry_ids"&gt;</text:placeholder></text:span><text:span text:style-name="T3"> </text:span></text:p>
      <text:p text:style-name="P7"><text:placeholder text:placeholder-type="text">&lt;manufacturer.partner_id.name&gt;</text:placeholder></text:p>
      <text:p text:style-name="P92"/>
      <text:p text:style-name="P93"><text:placeholder text:placeholder-type="text">&lt;if test="p_doc(o, 'Authorization letter')"&gt;</text:placeholder></text:p>
      <text:p text:style-name="P93"><text:placeholder text:placeholder-type="text">&lt;if test="p_doc(o, 'Authorization letter').partner_id.name == manufacturer.partner_id.name"&gt;</text:placeholder></text:p>
      <text:p text:style-name="P97"><text:span text:style-name="T19">- Carta de Autorização de Acesso de Uso de Dados – </text:span><text:span text:style-name="T19"><text:placeholder text:placeholder-type="text">&lt;p_doc(o, 'Authorization letter').name&gt;</text:placeholder></text:span><text:span text:style-name="T19"> <text:s/></text:span><text:span text:style-name="T34">Carta de Acesso de Uso de Dados.</text:span><text:span text:style-name="T8"> </text:span><text:span text:style-name="T8"><text:placeholder text:placeholder-type="text">&lt;p_doc(o, 'Authorization letter').number_of_pages&gt;</text:placeholder></text:span><text:span text:style-name="T8"> </text:span><text:span text:style-name="T20">páginas. </text:span><text:span text:style-name="T20"><text:placeholder text:placeholder-type="text">&lt;p_doc(o, 'Authorization letter').issue_date&gt;</text:placeholder></text:span></text:p>
      <text:p text:style-name="P97"/>
      <text:p text:style-name="P97"><text:span text:style-name="T20"><text:s/></text:span><text:span text:style-name="T24"><text:placeholder text:placeholder-type="text">&lt;/if&gt;</text:placeholder></text:span></text:p>
      <text:p text:style-name="P97"><text:span text:style-name="T20"><text:s/></text:span><text:span text:style-name="T23"><text:placeholder text:placeholder-type="text">&lt;/if&gt;</text:placeholder></text:span></text:p>
      <text:p text:style-name="P98"/>
      <text:p text:style-name="P94"><text:placeholder text:placeholder-type="text">&lt;if test="p_doc(o, 'Process of manufacture')"&gt;</text:placeholder></text:p>
      <text:p text:style-name="P109"><text:placeholder text:placeholder-type="text">&lt;if test="p_doc(o, 'Process of manufacture').partner_id.name == manufacturer.partner_id.name"&gt;</text:placeholder></text:p>
      <text:list xml:id="list13845374962" text:style-name="L4">
        <text:list-item>
          <text:p text:style-name="P125"><text:span text:style-name="T7">Descrição do processo de produção do produto técnico fornecida pelo fabricante </text:span><text:span text:style-name="T7"><text:placeholder text:placeholder-type="text">&lt;p_doc(o, 'Process of manufacture').name&gt;</text:placeholder></text:span><text:span text:style-name="T7"> </text:span><text:span text:style-name="T34">Processo de Manufatura. </text:span><text:span text:style-name="T8"><text:placeholder text:placeholder-type="text">&lt;p_doc(o, 'Process of manufacture').number_of_pages&gt;</text:placeholder></text:span><text:span text:style-name="T8"> </text:span><text:span text:style-name="T20">páginas.</text:span><text:span text:style-name="T21"> </text:span><text:span text:style-name="T21"><text:placeholder text:placeholder-type="text">&lt;p_doc(o, 'Process of manufacture').issue_date&gt;</text:placeholder></text:span></text:p>
          <text:p text:style-name="P112"/>
        </text:list-item>
      </text:list>
      <text:p text:style-name="P96"><text:placeholder text:placeholder-type="text">&lt;/if&gt;</text:placeholder></text:p>
      <text:p text:style-name="P96"><text:placeholder text:placeholder-type="text">&lt;/if&gt;</text:placeholder></text:p>
      <text:p text:style-name="P94"><text:placeholder text:placeholder-type="text">&lt;if test="p_doc(o, 'Justification of impurities')"&gt;</text:placeholder></text:p>
      <text:p text:style-name="P109"><text:placeholder text:placeholder-type="text">&lt;if test="p_doc(o, 'Justification of impurities').partner_id.name == manufacturer.partner_id.name"&gt;</text:placeholder></text:p>
      <text:list xml:id="list1312669299" text:style-name="L7">
        <text:list-item>
          <text:p text:style-name="P126"><text:span text:style-name="T19">Discussão sobre a formação teórica de todas as possíveis impurezas geradas no processo de fabricação do produto técnico –</text:span><text:span text:style-name="T19"><text:placeholder text:placeholder-type="text">&lt;p_doc(o, 'Justification of impurities').name&gt;</text:placeholder></text:span><text:span text:style-name="T19"> </text:span><text:span text:style-name="T34">Justificativa de Formação de Impurezas. </text:span><text:span text:style-name="T8"><text:placeholder text:placeholder-type="text">&lt;p_doc(o, 'Justification of impurities').number_of_pages&gt;</text:placeholder></text:span><text:span text:style-name="T8"> </text:span><text:span text:style-name="T20">páginas.</text:span><text:span text:style-name="T21"> </text:span><text:span text:style-name="T21"><text:placeholder text:placeholder-type="text">&lt;p_doc(o, 'Justification of impurities').issue_date&gt;</text:placeholder></text:span></text:p>
          <text:p text:style-name="P117"/>
        </text:list-item>
      </text:list>
      <text:p text:style-name="P113"><text:placeholder text:placeholder-type="text">&lt;/if&gt;</text:placeholder></text:p>
      <text:p text:style-name="P113"><text:placeholder text:placeholder-type="text">&lt;/if&gt;</text:placeholder></text:p>
      <text:p text:style-name="P94"><text:placeholder text:placeholder-type="text">&lt;if test="p_doc(o, 'Declaration of Supply')"&gt;</text:placeholder></text:p>
      <text:p text:style-name="P109"><text:placeholder text:placeholder-type="text">&lt;if test="p_doc(o, 'Declaration of Supply').partner_id.name == manufacturer.partner_id.name"&gt;</text:placeholder></text:p>
      <text:list xml:id="list1436035471" text:style-name="L8">
        <text:list-item>
          <text:p text:style-name="P127"><text:span text:style-name="T19">Declaração do fabricante assegurando o fornecimento do produto para o registrante conforme as especificações do registro –</text:span><text:span text:style-name="T19"><text:placeholder text:placeholder-type="text">&lt;p_doc(o, 'Declaration of Supply').name&gt;</text:placeholder></text:span><text:span text:style-name="T19"> </text:span><text:span text:style-name="T34">Declaração de Fornecimento. </text:span><text:span text:style-name="T8"><text:placeholder text:placeholder-type="text">&lt;p_doc(o, 'Declaration of Supply').number_of_pages&gt;</text:placeholder></text:span><text:span text:style-name="T8"> </text:span><text:span text:style-name="T20">páginas.</text:span><text:span text:style-name="T21"> </text:span><text:span text:style-name="T21"><text:placeholder text:placeholder-type="text">&lt;p_doc(o, 'Declaration of Supply').issue_date&gt;</text:placeholder></text:span></text:p>
          <text:p text:style-name="P115"/>
        </text:list-item>
      </text:list>
      <text:p text:style-name="P96"><text:placeholder text:placeholder-type="text">&lt;/if&gt;</text:placeholder></text:p>
      <text:p text:style-name="P96"><text:placeholder text:placeholder-type="text">&lt;/if&gt;</text:placeholder></text:p>
      <text:p text:style-name="P107"><text:placeholder text:placeholder-type="text">&lt;/for&gt;</text:placeholder></text:p>
      <text:p text:style-name="P104"><text:bookmark-start text:name="bkm165_11"/><text:bookmark-end text:name="bkm165_11"/></text:p>
      <text:p text:style-name="P53"><text:soft-page-break/>16 - Relatório de estudos de propriedades físico-químicas:</text:p>
      <text:p text:style-name="P33"/>
      <text:p text:style-name="P54"><text:span text:style-name="T12">16.6.1.</text:span><text:span text:style-name="T10"> </text:span><text:span text:style-name="T12">Ponto de </text:span><text:bookmark-start text:name="bkmPonFusEbu"/><text:span text:style-name="T12">fusão/ebulição</text:span><text:bookmark-end text:name="bkmPonFusEbu"/><text:span text:style-name="T12"> (Anexo </text:span><text:bookmark-start text:name="Text11"/><field:fieldmark-start text:name="__Fieldmark__95872_145669880" field:type=""/><text:span text:style-name="T12">16.3</text:span><field:fieldmark-end/><text:bookmark-end text:name="Text11"/><text:span text:style-name="T12">)</text:span></text:p>
      <text:p text:style-name="P23"/>
      <text:p text:style-name="P81"><text:placeholder text:placeholder-type="text">&lt;if test="get_one_doc_presentation(o.study_presentation_ids,  'Ponto de ebulição','approved')"&gt;</text:placeholder></text:p>
      <text:p text:style-name="P82"/>
      <text:p text:style-name="P13"><text:span text:style-name="T43">Resumo</text:span><text:span text:style-name="T42">: </text:span></text:p>
      <text:p text:style-name="P25"><text:placeholder text:placeholder-type="text">&lt;get_one_doc_presentation(o.study_presentation_ids,  'Ponto de ebulição', 'approved').study_id.summary_pt&gt;</text:placeholder></text:p>
      <text:p text:style-name="P23"/>
      <text:p text:style-name="P14"><text:span text:style-name="T43">Resultado</text:span><text:span text:style-name="T42">: </text:span></text:p>
      <text:p text:style-name="P26"><text:placeholder text:placeholder-type="text">&lt;get_one_doc_presentation(o.study_presentation_ids,  'Ponto de ebulição', 'approved').study_id.result_pt&gt;</text:placeholder></text:p>
      <text:p text:style-name="P24"/>
      <text:p text:style-name="P27">Ref.:</text:p>
      <text:p text:style-name="P12"><text:span text:style-name="T45"><text:placeholder text:placeholder-type="text">&lt;get_one_doc_presentation(o.study_presentation_ids,  'Ponto de ebulição', 'approved').study_id.reference&gt;</text:placeholder></text:span><text:span text:style-name="T45">, </text:span><text:span text:style-name="T45"><text:placeholder text:placeholder-type="text">&lt;get_one_doc_presentation(o.study_presentation_ids,  'Ponto de ebulição', 'approved').study_id.name&gt;</text:placeholder></text:span><text:span text:style-name="T45">,</text:span><text:span text:style-name="T45"><text:placeholder text:placeholder-type="text">&lt;get_one_doc_presentation(o.study_presentation_ids,  'Ponto de ebulição', 'approved').study_id.laboratory_id.name&gt;</text:placeholder></text:span><text:span text:style-name="T45">, </text:span><text:span text:style-name="T45"><text:placeholder text:placeholder-type="text">&lt;get_one_doc_presentation(o.study_presentation_ids,  'Ponto de ebulição', 'approved').study_id.director_author_id.name&gt;</text:placeholder></text:span><text:span text:style-name="T45">, <text:s text:c="5"/></text:span><text:span text:style-name="T45"><text:placeholder text:placeholder-type="text">&lt;get_one_doc_presentation(o.study_presentation_ids,  'Ponto de ebulição', 'approved').study_id.number_of_pages&gt;</text:placeholder></text:span><text:span text:style-name="T45"> pag, </text:span><text:span text:style-name="T45"><text:placeholder text:placeholder-type="text">&lt;get_one_doc_presentation(o.study_presentation_ids,  'Ponto de ebulição', 'approved').study_id.end_date&gt;</text:placeholder></text:span></text:p>
      <text:p text:style-name="P79"><text:placeholder text:placeholder-type="text">&lt;/if&gt;</text:placeholder></text:p>
      <text:p text:style-name="P23"/>
      <text:p text:style-name="P54"><text:span text:style-name="T22">16.6.2.</text:span><text:span text:style-name="T25"> </text:span><text:span text:style-name="T22">Pressão de vapor <text:s/>(Anexo </text:span><text:bookmark-start text:name="Text21"/><field:fieldmark-start text:name="__Fieldmark__95956_145669880" field:type=""/><text:span text:style-name="T22">16.4</text:span><field:fieldmark-end/><text:bookmark-end text:name="Text21"/><text:span text:style-name="T22">)</text:span></text:p>
      <text:p text:style-name="P23"/>
      <text:p text:style-name="P81"><text:placeholder text:placeholder-type="text">&lt;if test="get_one_doc_presentation(o.study_presentation_ids,  'Pressão vapor','approved')"&gt;</text:placeholder></text:p>
      <text:p text:style-name="P83"/>
      <text:p text:style-name="P13"><text:span text:style-name="T43">Resumo</text:span><text:span text:style-name="T42">: </text:span></text:p>
      <text:p text:style-name="P25"><text:placeholder text:placeholder-type="text">&lt;get_one_doc_presentation(o.study_presentation_ids,  'Pressão vapor', 'approved').study_id.summary_pt&gt;</text:placeholder></text:p>
      <text:p text:style-name="P23"/>
      <text:p text:style-name="P14"><text:span text:style-name="T43">Resultado</text:span><text:span text:style-name="T42">: </text:span></text:p>
      <text:p text:style-name="P26"><text:placeholder text:placeholder-type="text">&lt;get_one_doc_presentation(o.study_presentation_ids,  'Pressão vapor', 'approved').study_id.result_pt&gt;</text:placeholder></text:p>
      <text:p text:style-name="P24"/>
      <text:p text:style-name="P27">Ref.:</text:p>
      <text:p text:style-name="P12"><text:span text:style-name="T44"><text:s/></text:span><text:span text:style-name="T45"><text:placeholder text:placeholder-type="text">&lt;get_one_doc_presentation(o.study_presentation_ids,  'Pressão vapor', 'approved').study_id.reference&gt;</text:placeholder></text:span><text:span text:style-name="T45">, </text:span><text:span text:style-name="T45"><text:placeholder text:placeholder-type="text">&lt;get_one_doc_presentation(o.study_presentation_ids,  'Pressão vapor', 'approved').study_id.name&gt;</text:placeholder></text:span><text:span text:style-name="T45">,</text:span><text:span text:style-name="T45"><text:placeholder text:placeholder-type="text">&lt;get_one_doc_presentation(o.study_presentation_ids,  'Pressão vapor', 'approved').study_id.laboratory_id.name&gt;</text:placeholder></text:span><text:span text:style-name="T45">, </text:span><text:span text:style-name="T45"><text:placeholder text:placeholder-type="text">&lt;get_one_doc_presentation(o.study_presentation_ids,  'Pressão vapor', 'approved').study_id.director_author_id.name&gt;</text:placeholder></text:span><text:span text:style-name="T45">, <text:s text:c="5"/></text:span><text:span text:style-name="T45"><text:placeholder text:placeholder-type="text">&lt;get_one_doc_presentation(o.study_presentation_ids,  'Pressão vapor', 'approved').study_id.number_of_pages&gt;</text:placeholder></text:span><text:span text:style-name="T45"> pag, </text:span><text:span text:style-name="T45"><text:placeholder text:placeholder-type="text">&lt;get_one_doc_presentation(o.study_presentation_ids,  'Pressão vapor', 'approved').study_id.end_date&gt;</text:placeholder></text:span></text:p>
      <text:p text:style-name="P79"><text:placeholder text:placeholder-type="text">&lt;/if&gt;</text:placeholder></text:p>
      <text:p text:style-name="P79"><text:soft-page-break/></text:p>
      <text:p text:style-name="P23"/>
      <text:p text:style-name="P54"><text:span text:style-name="T22">16.6.3.</text:span><text:span text:style-name="T25"> </text:span><text:span text:style-name="T22">Solubilidade em água</text:span><text:span text:style-name="T43"> </text:span><text:span text:style-name="T22">(Anexo </text:span><text:bookmark-start text:name="Text31"/><field:fieldmark-start text:name="__Fieldmark__96049_145669880" field:type=""/><text:span text:style-name="T22">16.5</text:span><field:fieldmark-end/><text:bookmark-end text:name="Text31"/><text:span text:style-name="T22">)</text:span></text:p>
      <text:p text:style-name="P29"/>
      <text:p text:style-name="P81"><text:placeholder text:placeholder-type="text">&lt;if test="get_one_doc_presentation(o.study_presentation_ids,  'Solubilidade/Miscibilidade','approved')"&gt;</text:placeholder></text:p>
      <text:p text:style-name="P82"/>
      <text:p text:style-name="P13"><text:span text:style-name="T43">Resumo</text:span><text:span text:style-name="T42">: </text:span></text:p>
      <text:p text:style-name="P25"><text:placeholder text:placeholder-type="text">&lt;get_one_doc_presentation(o.study_presentation_ids,  'Solubilidade/Miscibilidade', 'approved').study_id.summary_pt&gt;</text:placeholder></text:p>
      <text:p text:style-name="P28"/>
      <text:p text:style-name="P14"><text:span text:style-name="T43">Resultado</text:span><text:span text:style-name="T42">:</text:span></text:p>
      <text:p text:style-name="P14"><text:span text:style-name="T42"><text:s/></text:span><text:span text:style-name="T45"><text:placeholder text:placeholder-type="text">&lt;get_one_doc_presentation(o.study_presentation_ids,  'Solubilidade/Miscibilidade', 'approved').study_id.result_pt&gt;</text:placeholder></text:span></text:p>
      <text:p text:style-name="P24"/>
      <text:p text:style-name="P27">Ref.:</text:p>
      <text:p text:style-name="P12"><text:span text:style-name="T44"><text:s/></text:span><text:span text:style-name="T45"><text:placeholder text:placeholder-type="text">&lt;get_one_doc_presentation(o.study_presentation_ids,  'Solubilidade/Miscibilidade', 'approved').study_id.reference&gt;</text:placeholder></text:span><text:span text:style-name="T45">, </text:span><text:span text:style-name="T45"><text:placeholder text:placeholder-type="text">&lt;get_one_doc_presentation(o.study_presentation_ids,  'Solubilidade/Miscibilidade', 'approved').study_id.name&gt;</text:placeholder></text:span><text:span text:style-name="T45">,</text:span><text:span text:style-name="T45"><text:placeholder text:placeholder-type="text">&lt;get_one_doc_presentation(o.study_presentation_ids,  'Solubilidade/Miscibilidade', 'approved').study_id.laboratory_id.name&gt;</text:placeholder></text:span><text:span text:style-name="T45">, </text:span><text:span text:style-name="T45"><text:placeholder text:placeholder-type="text">&lt;get_one_doc_presentation(o.study_presentation_ids,  'Solubilidade/Miscibilidade', 'approved').study_id.director_author_id.name&gt;</text:placeholder></text:span><text:span text:style-name="T45">, <text:s text:c="5"/></text:span><text:span text:style-name="T45"><text:placeholder text:placeholder-type="text">&lt;get_one_doc_presentation(o.study_presentation_ids,  'Solubilidade/Miscibilidade', 'approved').study_id.number_of_pages&gt;</text:placeholder></text:span><text:span text:style-name="T45"> pag, </text:span><text:span text:style-name="T45"><text:placeholder text:placeholder-type="text">&lt;get_one_doc_presentation(o.study_presentation_ids,  'Solubilidade/Miscibilidade', 'approved').study_id.end_date&gt;</text:placeholder></text:span></text:p>
      <text:p text:style-name="P79"><text:placeholder text:placeholder-type="text">&lt;/if&gt;</text:placeholder></text:p>
      <text:p text:style-name="P79"/>
      <text:p text:style-name="P19"/>
      <text:p text:style-name="P84"><text:span text:style-name="T12">16.6.4.</text:span><text:span text:style-name="T10"> </text:span><text:span text:style-name="T12">Coeficiente de partição N-octanol/água (Anexo </text:span><text:bookmark-start text:name="Text41"/><field:fieldmark-start text:name="__Fieldmark__96141_145669880" field:type=""/><text:span text:style-name="T12">16.6</text:span><field:fieldmark-end/><text:bookmark-end text:name="Text41"/><text:span text:style-name="T12">)</text:span></text:p>
      <text:p text:style-name="P19"/>
      <text:p text:style-name="P81"><text:placeholder text:placeholder-type="text">&lt;if test="get_one_doc_presentation(o.study_presentation_ids,  'Coeficiente de partição N-octanol/água','approved')"&gt;</text:placeholder></text:p>
      <text:p text:style-name="P82"/>
      <text:p text:style-name="P13"><text:span text:style-name="T43">Resumo</text:span><text:span text:style-name="T42">: </text:span><text:span text:style-name="T45"><text:placeholder text:placeholder-type="text">&lt;get_one_doc_presentation(o.study_presentation_ids,  'Coeficiente de partição N-octanol/água', 'approved').study_id.summary_pt&gt;</text:placeholder></text:span></text:p>
      <text:p text:style-name="P23"/>
      <text:p text:style-name="P14"><text:span text:style-name="T43">Resultado</text:span><text:span text:style-name="T42">: </text:span><text:span text:style-name="T45"><text:placeholder text:placeholder-type="text">&lt;get_one_doc_presentation(o.study_presentation_ids,  'Coeficiente de partição N-octanol/água', 'approved').study_id.result_pt&gt;</text:placeholder></text:span></text:p>
      <text:p text:style-name="P24"/>
      <text:p text:style-name="P12"><text:span text:style-name="T43">Ref.:</text:span><text:span text:style-name="T44"> </text:span><text:span text:style-name="T45"><text:placeholder text:placeholder-type="text">&lt;get_one_doc_presentation(o.study_presentation_ids,  'Coeficiente de partição N-octanol/água', 'approved').study_id.reference&gt;</text:placeholder></text:span><text:span text:style-name="T45">, </text:span><text:span text:style-name="T45"><text:placeholder text:placeholder-type="text">&lt;get_one_doc_presentation(o.study_presentation_ids,  'Coeficiente de partição N-octanol/água', 'approved').study_id.name&gt;</text:placeholder></text:span><text:span text:style-name="T45">,</text:span><text:span text:style-name="T45"><text:placeholder text:placeholder-type="text">&lt;get_one_doc_presentation(o.study_presentation_ids,  'Coeficiente de partição N-octanol/água', 'approved').study_id.laboratory_id.name&gt;</text:placeholder></text:span><text:span text:style-name="T45">, </text:span><text:span text:style-name="T45"><text:placeholder text:placeholder-type="text">&lt;get_one_doc_presentation(o.study_presentation_ids,  'Coeficiente de partição N-octanol/água', 'approved').study_id.director_author_id.name&gt;</text:placeholder></text:span><text:span text:style-name="T45">, <text:s text:c="5"/></text:span><text:span text:style-name="T45"><text:placeholder text:placeholder-type="text">&lt;get_one_doc_presentation(o.study_presentation_ids,  'Coeficiente de partição N-octanol/água', 'approved').study_id.number_of_pages&gt;</text:placeholder></text:span><text:span text:style-name="T45"> pag, </text:span><text:span text:style-name="T45"><text:placeholder text:placeholder-type="text">&lt;get_one_doc_presentation(o.study_presentation_ids,  'Coeficiente de partição N-octanol/água', 'approved').study_id.end_date&gt;</text:placeholder></text:span></text:p>
      <text:p text:style-name="P79"><text:soft-page-break/><text:placeholder text:placeholder-type="text">&lt;/if&gt;</text:placeholder></text:p>
      <text:p text:style-name="P79"/>
      <text:p text:style-name="P19"/>
      <text:p text:style-name="P34">17 – Outros dados, informações ou documentos exigidos em normas complementares:</text:p>
      <text:p text:style-name="P46"/>
      <text:p text:style-name="P35">17.1 – Modelo do requerimento do pleito para a publicação: </text:p>
      <text:p text:style-name="P35"/>
      <text:p text:style-name="P13"><text:span text:style-name="T27">Segue modelo via impressa</text:span><text:span text:style-name="T28"> </text:span><text:span text:style-name="T19">(ANEXO 17.1) </text:span><text:span text:style-name="T27">e eletrônica (CD fixado à capa do requerimento)</text:span></text:p>
      <text:p text:style-name="P47"/>
      <text:p text:style-name="P13"><text:span text:style-name="T13">17.2 - CD com os arquivos eletrônicos </text:span><text:span text:style-name="T16">(fixado à capa do requerimento)</text:span><text:span text:style-name="T13">:</text:span></text:p>
      <text:p text:style-name="P34"/>
      <text:p text:style-name="P85">Cadastro no Estado</text:p>
      <text:p text:style-name="P85">Procuração Representante legal</text:p>
      <text:p text:style-name="P87">Requerimento</text:p>
      <text:p text:style-name="P87">RET</text:p>
      <text:p text:style-name="P87">Certificado de análise físico-químico</text:p>
      <text:p text:style-name="P87">Laudo técnico de redução de componentes</text:p>
      <text:p text:style-name="P87">Relatório Técnico</text:p>
      <text:p text:style-name="P87">Modelo de publicação de pleito</text:p>
      <text:p text:style-name="P20"/>
      <text:p text:style-name="P20"/>
      <text:p text:style-name="P15"><text:span text:style-name="T38">Curitiba, </text:span><text:span text:style-name="T38"><text:placeholder text:placeholder-type="text">&lt;today()&gt;</text:placeholder></text:span></text:p>
      <text:p text:style-name="P1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">ALTA – América Latina Tecnologia Agrícola</text:p>
            <text:p text:style-name="P17"><text:span text:style-name="T50"><text:placeholder text:placeholder-type="text">&lt;o.proxy_id.function&gt;</text:placeholder></text:span><text:span text:style-name="T50"> </text:span><text:span text:style-name="T50"><text:placeholder text:placeholder-type="text">&lt;o.proxy_id.name&gt;</text:placeholder></text:span><text:span text:style-name="T50"> <text:s/></text:span><text:span text:style-name="T50"><text:placeholder text:placeholder-type="text">&lt;o.proxy_id.state_registration_code&gt;</text:placeholder></text:span></text:p>
            <text:p text:style-name="P17">Responsável Técnico e Representante Legal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top="0in" fo:margin-bottom="0in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fo:line-height="200%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 style:text-autospace="none"/>
      <style:text-properties style:use-window-font-color="true" style:font-name="Times New Roman" fo:font-size="12pt" fo:language="pt" fo:country="BR" style:letter-kerning="true" style:font-name-asian="Times New Roman" style:language-asian="ar" style:country-asian="SA" style:font-name-complex="Times New Roman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Corpo_20_de_20_texto_20_2_20_Char" style:display-name="Corpo de texto 2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a" fo:font-weight="normal" style:font-weight-asian="normal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Body_20_Text_20_3">
      <style:paragraph-properties fo:margin-left="0in" fo:margin-right="0.122in" fo:text-align="end" style:justify-single-word="false" fo:text-indent="0in" style:auto-text-indent="false"/>
    </style:style>
    <style:style style:name="MP2" style:family="paragraph" style:parent-style-name="Header">
      <style:paragraph-properties fo:text-align="end" style:justify-single-word="false"/>
      <style:text-properties style:font-name="Arial1" fo:font-size="8pt" style:font-size-asian="8pt" style:font-name-complex="Arial2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text-underline-style="solid" style:text-underline-type="double" style:text-underline-width="auto" style:text-underline-color="font-color"/>
    </style:style>
    <style:style style:name="MT1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MT2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-top="1.378in" fo:margin-bottom="0.9839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ame"/><text:span text:style-name="MT1"><text:placeholder text:placeholder-type="text">&lt;o.technical_product_id.name&gt;</text:placeholder></text:span><text:span text:style-name="MT2"> </text:span><text:bookmark-end text:name="bkmHeaderName"/></text:p>
        <text:p text:style-name="MP2"/>
        <text:p text:style-name="MP3"/>
      </style:header>
      <style:footer>
        <text:p text:style-name="Footer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0</meta:editing-cycles>
    <meta:print-date>2010-04-08T17:39:00</meta:print-date>
    <meta:creation-date>2013-06-25T13:36:53</meta:creation-date>
    <dc:date>2013-06-28T10:31:53</dc:date>
    <meta:editing-duration>PT8H42M16S</meta:editing-duration>
    <meta:generator>LibreOffice/3.5$Linux_X86_64 LibreOffice_project/350m1$Build-2</meta:generator>
    <meta:document-statistic meta:table-count="2" meta:image-count="0" meta:object-count="0" meta:page-count="10" meta:paragraph-count="236" meta:word-count="1726" meta:character-count="18721" meta:non-whitespace-character-count="17132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-PTE.dotx" xlink:href=""/>
  </office:meta>
</office:document-meta>
</file>